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ab7" officeooo:paragraph-rsid="00068ab7"/>
    </style:style>
    <style:style style:name="P2" style:family="paragraph" style:parent-style-name="Standard">
      <style:text-properties officeooo:rsid="00069a8e" officeooo:paragraph-rsid="00069a8e"/>
    </style:style>
    <style:style style:name="P3" style:family="paragraph" style:parent-style-name="Standard">
      <style:text-properties fo:font-style="italic" officeooo:rsid="00069a8e" officeooo:paragraph-rsid="00069a8e" style:font-style-asian="italic" style:font-style-complex="italic"/>
    </style:style>
    <style:style style:name="P4" style:family="paragraph" style:parent-style-name="Standard">
      <style:text-properties fo:font-style="italic" officeooo:rsid="000799e9" officeooo:paragraph-rsid="000799e9" style:font-style-asian="italic" style:font-style-complex="italic"/>
    </style:style>
    <style:style style:name="P5" style:family="paragraph" style:parent-style-name="Standard">
      <style:text-properties style:text-line-through-style="none" style:text-line-through-type="none" fo:font-style="normal" officeooo:rsid="00069a8e" officeooo:paragraph-rsid="00069a8e" style:font-style-asian="normal" style:font-style-complex="normal"/>
    </style:style>
    <style:style style:name="P6" style:family="paragraph" style:parent-style-name="Standard">
      <style:text-properties style:text-line-through-style="none" style:text-line-through-type="none" fo:font-style="normal" officeooo:rsid="000799e9" officeooo:paragraph-rsid="000799e9" style:font-style-asian="normal" style:font-style-complex="normal"/>
    </style:style>
    <style:style style:name="P7" style:family="paragraph" style:parent-style-name="Standard">
      <style:text-properties style:text-line-through-style="none" style:text-line-through-type="none" fo:font-style="normal" officeooo:rsid="0009519f" officeooo:paragraph-rsid="000799e9" style:font-style-asian="normal" style:font-style-complex="normal"/>
    </style:style>
    <style:style style:name="P8" style:family="paragraph" style:parent-style-name="Standard">
      <style:text-properties style:text-line-through-style="none" style:text-line-through-type="none" fo:font-style="normal" officeooo:rsid="0009519f" officeooo:paragraph-rsid="0009519f" style:font-style-asian="normal" style:font-style-complex="normal"/>
    </style:style>
    <style:style style:name="P9" style:family="paragraph" style:parent-style-name="Standard">
      <style:text-properties style:text-line-through-style="none" style:text-line-through-type="none" fo:font-style="normal" officeooo:rsid="000b561b" officeooo:paragraph-rsid="000b561b" style:font-style-asian="normal" style:font-style-complex="normal"/>
    </style:style>
    <style:style style:name="P10" style:family="paragraph" style:parent-style-name="Standard">
      <style:text-properties style:text-line-through-style="none" style:text-line-through-type="none" fo:font-style="normal" officeooo:rsid="000c4454" officeooo:paragraph-rsid="000c4454" style:font-style-asian="normal" style:font-style-complex="normal"/>
    </style:style>
    <style:style style:name="P11" style:family="paragraph" style:parent-style-name="Standard">
      <style:text-properties style:text-line-through-style="none" style:text-line-through-type="none" fo:font-style="normal" officeooo:rsid="000ce0c9" officeooo:paragraph-rsid="000ce0c9" style:font-style-asian="normal" style:font-style-complex="normal"/>
    </style:style>
    <style:style style:name="P12" style:family="paragraph" style:parent-style-name="Standard">
      <style:text-properties officeooo:rsid="00068ab7" officeooo:paragraph-rsid="00068ab7"/>
    </style:style>
    <style:style style:name="P13" style:family="paragraph" style:parent-style-name="Standard">
      <style:text-properties fo:font-style="normal" officeooo:paragraph-rsid="000ce0c9" style:font-style-asian="normal" style:font-style-complex="normal"/>
    </style:style>
    <style:style style:name="P14" style:family="paragraph" style:parent-style-name="Standard">
      <style:text-properties officeooo:paragraph-rsid="000ce0c9"/>
    </style:style>
    <style:style style:name="P15" style:family="paragraph" style:parent-style-name="Standard">
      <style:text-properties fo:font-style="italic" officeooo:paragraph-rsid="000ce0c9" style:font-style-asian="italic" style:font-style-complex="italic"/>
    </style:style>
    <style:style style:name="T1" style:family="text">
      <style:text-properties style:text-line-through-style="none" style:text-line-through-type="none" fo:font-style="normal" style:font-style-asian="normal" style:font-style-complex="normal"/>
    </style:style>
    <style:style style:name="T2" style:family="text">
      <style:text-properties style:text-line-through-style="none" style:text-line-through-type="none" fo:font-style="normal" officeooo:rsid="0009519f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6b1af"/>
    </style:style>
    <style:style style:name="T5" style:family="text">
      <style:text-properties officeooo:rsid="000a6fde"/>
    </style:style>
    <style:style style:name="T6" style:family="text">
      <style:text-properties officeooo:rsid="000c4454"/>
    </style:style>
    <style:style style:name="T7" style:family="text">
      <style:text-properties officeooo:rsid="000f2e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bernetes Basics</text:p>
      <text:p text:style-name="P1"/>
      <text:p text:style-name="P1">Containers – have a raised one more level and virtualize the OS</text:p>
      <text:p text:style-name="P1">- App Code &amp; Dependencies in a container</text:p>
      <text:p text:style-name="P1">- <text:span text:style-name="T5">Breaks up app into modules with h/w, s/w and os requirements</text:span></text:p>
      <text:p text:style-name="P1">Kernel + Container runtime + Hardware are seperate</text:p>
      <text:p text:style-name="P1"/>
      <text:p text:style-name="P1">Advantages of Containers:</text:p>
      <text:p text:style-name="P1">- Deployment ~mins, Portable and very efficient, <text:span text:style-name="T4">no dependencies across kernel or h/w</text:span></text:p>
      <text:p text:style-name="P1">- <text:span text:style-name="T4">Containers manage apps and keep them consistent</text:span></text:p>
      <text:p text:style-name="P1"/>
      <text:p text:style-name="P1">Why developers like Containers:</text:p>
      <text:p text:style-name="P1">- Code works same everywhere: across dev,test, production, on-machine, VM and cloud</text:p>
      <text:p text:style-name="P1">- Packaged apps speed development: Agile creation and deployment, Continious integration/delivery, Single file copy</text:p>
      <text:p text:style-name="P1">- Provide a path to microservices – introspectable, isolated and elastic</text:p>
      <text:p text:style-name="P1"/>
      <text:p text:style-name="P2">Google has been developing and using containers its applications for 12 years</text:p>
      <text:p text:style-name="P2"/>
      <text:p text:style-name="P2">Containers use a layered file system with only the top layer</text:p>
      <text:p text:style-name="P2"/>
      <text:p text:style-name="P2">- have Thin R/W layer (container layer), Base Image Layers (R/O) and Dockerfile</text:p>
      <text:p text:style-name="P2"/>
      <text:p text:style-name="P2">Containers promote smaller shared images – multiple containers of thin R/W layers</text:p>
      <text:p text:style-name="P2"/>
      <text:p text:style-name="P2"><text:line-break/>Containerize it with Docker:</text:p>
      <text:p text:style-name="P3"/>
      <text:p text:style-name="P3">$&gt; docker build<text:span text:style-name="T3"> </text:span><text:span text:style-name="T1">-t web server</text:span></text:p>
      <text:p text:style-name="P5">$&gt; docker run -d py-web server</text:p>
      <text:p text:style-name="P5"/>
      <text:p text:style-name="P5"/>
      <text:p text:style-name="P5">In the real world you’ll push and pull your image from a registry</text:p>
      <text:p text:style-name="P5">- build a container image, push it to a registry and run it</text:p>
      <text:p text:style-name="P5"/>
      <text:p text:style-name="P5">Containers = new packaging format because they’re efficient and portable</text:p>
      <text:p text:style-name="P5">- App Engine supports Docker containers as a custom runtime</text:p>
      <text:p text:style-name="P5">- Google Container Registry: private container image hosting on GCS with various CI/CD integration</text:p>
      <text:p text:style-name="P5">- Compute Engine supports containers including managed instance groups with Docker containers</text:p>
      <text:p text:style-name="P5"/>
      <text:p text:style-name="P5">* Powerful choice = container orchestrator</text:p>
      <text:p text:style-name="P5"/>
      <text:p text:style-name="P5"/>
      <text:p text:style-name="P6">Clusters, Nodes and Pods</text:p>
      <text:p text:style-name="P6"/>
      <text:p text:style-name="P6">It’s a cluster environment → you have all these nodes out there which are running kublets (Kubernetes agent itse;f_</text:p>
      <text:p text:style-name="P4"><text:span text:style-name="T1">Master – controls all the job → controls the scheduling, apiserver, </text:span><text:span text:style-name="T2">controllers, etcd</text:span></text:p>
      <text:p text:style-name="P7"/>
      <text:p text:style-name="P8"/>
      <text:p text:style-name="P8"/>
      <text:p text:style-name="P8"><text:soft-page-break/>Kubernetes is an open source orchestrator for a container environment.</text:p>
      <text:p text:style-name="P8">- <text:span text:style-name="T5">can define number of machines to run, how many containers and how to scale etc</text:span></text:p>
      <text:p text:style-name="P8"/>
      <text:p text:style-name="P8">Developers only care about access to API (provided by API)</text:p>
      <text:p text:style-name="P8">Cluster = set of computers working an instance that manages all nodes → managed Kubernetes</text:p>
      <text:p text:style-name="P8">Jobs run containers on nodes</text:p>
      <text:p text:style-name="P8"/>
      <text:p text:style-name="P8">In real ecosystem – may have 1000s of nodes and multiple masters. Regional clusters have masters and nodes spread across 3 zones</text:p>
      <text:p text:style-name="P8"/>
      <text:p text:style-name="P8">Masters schedule jobs on nodes based on load, they can move them as needed to match resources,</text:p>
      <text:p text:style-name="P8"/>
      <text:p text:style-name="P8"/>
      <text:p text:style-name="P9">Let’s talk about a job called the POD</text:p>
      <text:p text:style-name="P9">- it’s analogous to a VM</text:p>
      <text:p text:style-name="P9">- you can have one or more containers</text:p>
      <text:p text:style-name="P9">- they share networking and storage separate from the node</text:p>
      <text:p text:style-name="P9"/>
      <text:p text:style-name="P9">Underneath the pod you have the node’s hardware, OS and NIC</text:p>
      <text:p text:style-name="P9">node IP outside</text:p>
      <text:p text:style-name="P9">Inside you have pod with its containers</text:p>
      <text:p text:style-name="P9">- gets its own namespace with unique IP and set of ports</text:p>
      <text:p text:style-name="P9">- Data is stored in volumes in memory or persistent disks</text:p>
      <text:p text:style-name="P9"/>
      <text:p text:style-name="P9">Define a pod with a YAML file – <text:span text:style-name="T6">upload it to the master cluster server which creates a pod on your set of nodes</text:span></text:p>
      <text:p text:style-name="P9"/>
      <text:p text:style-name="P9">- <text:span text:style-name="T6">A pod file is composed of several parts:</text:span></text:p>
      <text:p text:style-name="P9">- <text:span text:style-name="T6">E,g. API version, pod resource, name, containers, ports and frontend</text:span></text:p>
      <text:p text:style-name="P9"/>
      <text:p text:style-name="P10">A deployment ensures that N pods run in a cluster at any given time (automatic failover)</text:p>
      <text:p text:style-name="P10">- Kubernetes replaces broken pod</text:p>
      <text:p text:style-name="P10"/>
      <text:p text:style-name="P10">Can define a deployment file as a YAML file: e.g. name, number of replicas etc</text:p>
      <text:p text:style-name="P10">You upload the YAML file to the master ( which runs Kubernetes) and the scheduler decides where to run the pods</text:p>
      <text:p text:style-name="P10"/>
      <text:p text:style-name="P10"/>
      <text:p text:style-name="P11">Kubernetes Services, Labels and Selectors</text:p>
      <text:p text:style-name="P11"/>
      <text:p text:style-name="P14">- A service assigns a fixed IP to your pod and then it replicas and allows other pods and sevices to communicate with them</text:p>
      <text:p text:style-name="P14"/>
      <text:p text:style-name="P14">Cluster has a Internal IP; ports have awareness of that IP</text:p>
      <text:p text:style-name="P14">- It uses a load balancer as a bounds for browsing traffic</text:p>
      <text:p text:style-name="P14"/>
      <text:p text:style-name="P14">You can have multiple services with different configurations and features. Front-end: web, app server. Backend: nodes and maybe database server</text:p>
      <text:p text:style-name="P14"/>
      <text:p text:style-name="P14">They run with a load balancer (GCP one) which tells which API to use</text:p>
      <text:p text:style-name="P14"/>
      <text:p text:style-name="P14">Define service with YAML: resource, ports, pod selector and load balancer type</text:p>
      <text:p text:style-name="P14"><text:soft-page-break/>Labels are metadata you can assign to any API object and represent identity</text:p>
      <text:p text:style-name="P14">- they are the only grouping mechanism for pods, can search by selectors and also filter through</text:p>
      <text:p text:style-name="P14"/>
      <text:p text:style-name="P14">Pods could have many containers so <text:span text:style-name="T7">labelling</text:span> them = very helpful, orchestrates container env itself</text:p>
      <text:p text:style-name="P14"/>
      <text:p text:style-name="P14">Can query for labels that map to a value like the entire app e.g. App = MyApp</text:p>
      <text:p text:style-name="P14">Or narrow your search with multiple labels like your app’s frontend e.g. App = MyApp, Role = FE/backend/phase e.g Phase = prod</text:p>
      <text:p text:style-name="P14"/>
      <text:p text:style-name="P14">Kublet checks if pod is alive and healthy; if negative response or no reply...unhealthy! → kubelet restarts pod to check if healthy response</text:p>
      <text:p text:style-name="P14"/>
      <text:p text:style-name="P14"/>
      <text:p text:style-name="P14">Docker provides data storage for containers, but volumes do not provide sharing of data between containers or lifecycle management</text:p>
      <text:p text:style-name="P14"/>
      <text:p text:style-name="P14">Kubernetes volumes allows containers in pods to share data and be stateful</text:p>
      <text:p text:style-name="P14">- A volume is a directory, how it’s created depends on its type</text:p>
      <text:p text:style-name="P14"/>
      <text:p text:style-name="P15">kubectl create &lt;volume&gt;</text:p>
      <text:p text:style-name="P15"><text:span text:style-name="T3"/></text:p>
      <text:p text:style-name="P15"><text:span text:style-name="T3">Then create a pod that consumes the data – </text:span>kubect create -f pod.yaml</text:p>
      <text:p text:style-name="P13">The volumes attached to the pod and made available to containers before they’re made online</text:p>
      <text:p text:style-name="P13"/>
      <text:p text:style-name="P13">Volume then attached, and data can be mounted into a container’s file system</text:p>
      <text:p text:style-name="P13">- Container is run and can get the mounted data</text:p>
      <text:p text:style-name="P13">- Some volumes share lifecycle of their pod</text:p>
      <text:p text:style-name="P13"/>
      <text:p text:style-name="P13">Config map (differential maps) – used for sharing data, strong config, makes sure all pieces are put together</text:p>
      <text:p text:style-name="P13">Secret map – stores sensitive info, encryption stuff, passwords etc</text:p>
      <text:p text:style-name="P13"/>
      <text:p text:style-name="P13">Overview of a cluster</text:p>
      <text:p text:style-name="P13"/>
      <text:p text:style-name="P13"/>
      <text:p text:style-name="P13">- can have nodes with no pods on standb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4:50:33.353787313</meta:creation-date>
    <dc:date>2020-09-23T10:07:01.947722629</dc:date>
    <meta:editing-duration>P1DT2H11M28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3" meta:paragraph-count="78" meta:word-count="900" meta:character-count="5284" meta:non-whitespace-character-count="4452"/>
  </office:meta>
</office:document-meta>
</file>